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6BB317EBAB59FB93.png" manifest:media-type="image/png"/>
  <manifest:file-entry manifest:full-path="Pictures/1000000000000556000003001D5D627FCA75234C.png" manifest:media-type="image/png"/>
  <manifest:file-entry manifest:full-path="Pictures/10000000000005560000030071C54ECA4A03B2C7.png" manifest:media-type="image/png"/>
  <manifest:file-entry manifest:full-path="Pictures/1000000000000556000003001BB3FE298CDF3427.png" manifest:media-type="image/png"/>
  <manifest:file-entry manifest:full-path="Pictures/100000000000055600000300E2B3489EABA08006.png" manifest:media-type="image/png"/>
  <manifest:file-entry manifest:full-path="Pictures/1000000000000556000003009EA559C0FF20B250.png" manifest:media-type="image/png"/>
  <manifest:file-entry manifest:full-path="Pictures/100000000000055600000300BD611A9178975FBA.png" manifest:media-type="image/png"/>
  <manifest:file-entry manifest:full-path="Pictures/1000000000000556000003004D4034821F824AEE.png" manifest:media-type="image/png"/>
  <manifest:file-entry manifest:full-path="Pictures/10000000000005560000030092C65C92DBFD2B5E.png" manifest:media-type="image/png"/>
  <manifest:file-entry manifest:full-path="Pictures/100000000000055600000300D64F98DF468D52FE.png" manifest:media-type="image/png"/>
  <manifest:file-entry manifest:full-path="Pictures/1000000000000556000003009F5F1E96E37F0569.png" manifest:media-type="image/png"/>
  <manifest:file-entry manifest:full-path="Pictures/100000000000055600000300FFDBACC5510596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209" officeooo:paragraph-rsid="001292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.581cm" svg:y="0.727cm" svg:width="10.474cm" svg:height="5.888cm" draw:z-index="0"><draw:image xlink:href="Pictures/1000000000000556000003006BB317EBAB59FB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318cm" svg:y="0.446cm" svg:width="10.513cm" svg:height="5.911cm" draw:z-index="1"><draw:image xlink:href="Pictures/1000000000000556000003001BB3FE298CDF3427.png" xlink:type="simple" xlink:show="embed" xlink:actuate="onLoad" loext:mime-type="image/png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2.436cm" svg:y="0.817cm" svg:width="10.465cm" svg:height="5.884cm" draw:z-index="2"><draw:image xlink:href="Pictures/1000000000000556000003009EA559C0FF20B2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paragraph" svg:width="10.606cm" svg:height="5.962cm" draw:z-index="3"><draw:image xlink:href="Pictures/100000000000055600000300BD611A9178975F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width="10.534cm" svg:height="5.923cm" draw:z-index="4"><draw:image xlink:href="Pictures/10000000000005560000030071C54ECA4A03B2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width="11.776cm" svg:height="6.62cm" draw:z-index="5"><draw:image xlink:href="Pictures/10000000000005560000030092C65C92DBFD2B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7" text:anchor-type="paragraph" svg:width="11.769cm" svg:height="6.616cm" draw:z-index="6"><draw:image xlink:href="Pictures/1000000000000556000003004D4034821F824A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width="11.908cm" svg:height="6.694cm" draw:z-index="7"><draw:image xlink:href="Pictures/100000000000055600000300D64F98DF468D52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width="12.437cm" svg:height="6.992cm" draw:z-index="8"><draw:image xlink:href="Pictures/1000000000000556000003001D5D627FCA75234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10" text:anchor-type="paragraph" svg:width="12.414cm" svg:height="6.98cm" draw:z-index="9"><draw:image xlink:href="Pictures/1000000000000556000003009F5F1E96E37F05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paragraph" svg:width="12.834cm" svg:height="7.214cm" draw:z-index="10"><draw:image xlink:href="Pictures/100000000000055600000300E2B3489EABA080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2" text:anchor-type="paragraph" svg:width="13.296cm" svg:height="7.475cm" draw:z-index="11"><draw:image xlink:href="Pictures/100000000000055600000300FFDBACC5510596D0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1T18:46:28.967000000</meta:creation-date>
    <dc:date>2024-09-21T18:53:03.769000000</dc:date>
    <meta:editing-duration>PT6M36S</meta:editing-duration>
    <meta:editing-cycles>1</meta:editing-cycles>
    <meta:document-statistic meta:table-count="0" meta:image-count="12" meta:object-count="0" meta:page-count="5" meta:paragraph-count="0" meta:word-count="0" meta:character-count="0" meta:non-whitespace-character-count="0"/>
    <meta:generator>LibreOffice/6.2.5.2$Windows_x86 LibreOffice_project/1ec314fa52f458adc18c4f025c545a4e8b22c159</meta:generator>
  </office:meta>
</office:document-meta>
</file>